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1">
      <style:text-properties fo:font-style="normal" fo:font-weight="bold" style:font-style-asian="normal" style:font-weight-asian="bold" style:font-style-complex="normal" style:font-weight-complex="bold"/>
    </style:style>
    <style:style style:name="P6" style:family="paragraph" style:parent-style-name="Standard" style:list-style-name="L1">
      <style:paragraph-properties fo:margin-left="0.948in" fo:margin-right="0in" fo:text-indent="-0.25in" style:auto-text-indent="false">
        <style:tab-stops/>
      </style:paragraph-properties>
      <style:text-properties fo:font-style="normal" fo:font-weight="bold" style:font-style-asian="normal" style:font-weight-asian="bold" style:font-style-complex="normal" style:font-weight-complex="bold"/>
    </style:style>
    <style:style style:name="P7" style:family="paragraph" style:parent-style-name="Standard" style:list-style-name="L1">
      <style:paragraph-properties fo:margin-left="0.5in" fo:margin-right="0in" fo:text-indent="0in" style:auto-text-indent="false">
        <style:tab-stops/>
      </style:paragraph-properties>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variant="normal" fo:text-transform="none" fo:color="#000000" style:font-name="sans-serif" fo:font-size="9.75pt" fo:letter-spacing="normal" fo:font-style="normal" fo:font-weight="normal" style:font-style-asian="normal" style:font-style-complex="normal"/>
    </style:style>
    <style:style style:name="T9" style:family="text">
      <style:text-properties fo:font-variant="normal" fo:text-transform="none" fo:color="#000000" style:font-name="sans-serif" fo:font-size="9.75pt" fo:letter-spacing="normal" fo:font-style="italic" fo:font-weight="normal" style:font-style-asian="normal" style:font-style-complex="normal"/>
    </style:style>
    <style:style style:name="T10" style:family="text">
      <style:text-properties fo:font-variant="normal" fo:text-transform="none" fo:color="#000000" fo:letter-spacing="normal"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text:start-value="2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text:start-value="2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Matt Kempster - Varied Lightning - 12/05/12</text:span></text:p>
      <text:p text:style-name="P1"><text:span text:style-name="T6"/></text:p>
      <text:list xml:id="list36392086" text:style-name="L1">
        <text:list-item>
          <text:p text:style-name="P5">Biology <text:span text:style-name="T3">Multiple Choice </text:span><text:span text:style-name="T1">This structure in the nephrons of kidneys is formed from a tubule that forms a cup-shaped swelling that surrounds a ball of capillaries. Name this sac that collects fluids from the blood and filters them for further processing into urine.</text:span></text:p>
          <text:list>
            <text:list-item>
              <text:list>
                <text:list-item>
                  <text:p text:style-name="P5"><text:span text:style-name="T1">Glomerulus</text:span></text:p>
                </text:list-item>
                <text:list-item>
                  <text:p text:style-name="P5"><text:span text:style-name="T1">Vasa recta</text:span></text:p>
                </text:list-item>
                <text:list-item>
                  <text:p text:style-name="P5"><text:span text:style-name="T1">Loop of Henle</text:span></text:p>
                </text:list-item>
                <text:list-item>
                  <text:p text:style-name="P5"><text:span text:style-name="T1">Bowman's Capsule</text:span></text:p>
                </text:list-item>
              </text:list>
              <text:p text:style-name="P6"><text:span text:style-name="T1"/></text:p>
            </text:list-item>
          </text:list>
          <text:p text:style-name="P7"><text:span text:style-name="T5">ANSWER: Z) BOWMAN'S CAPSULE<text:line-break/></text:span></text:p>
        </text:list-item>
        <text:list-item>
          <text:p text:style-name="P2"><text:span text:style-name="T5">Chemistry </text:span><text:span text:style-name="T3">Multiple Choice </text:span><text:span text:style-name="T6">Which of the following statements regarding magnets is FALSE?</text:span></text:p>
          <text:list>
            <text:list-item>
              <text:list>
                <text:list-item>
                  <text:p text:style-name="P2"><text:span text:style-name="T6">Ferrofluids must contain Fe3O4 and some detergent.</text:span></text:p>
                </text:list-item>
                <text:list-item>
                  <text:p text:style-name="P2"><text:span text:style-name="T6">The iron oxide particles form inverted micelles around the detergent particles in ferrofluids.</text:span></text:p>
                </text:list-item>
                <text:list-item>
                  <text:p text:style-name="P2"><text:span text:style-name="T6">Single molecule magnets form only in torus-shapes.</text:span></text:p>
                </text:list-item>
                <text:list-item>
                  <text:p text:style-name="P2"><text:span text:style-name="T6">Ceramic magnets are made of barium ferrite or strontium ferrite.<text:line-break/></text:span></text:p>
                </text:list-item>
              </text:list>
            </text:list-item>
          </text:list>
          <text:p text:style-name="P2"><text:span text:style-name="T5">ANSWER: Y<text:line-break/></text:span></text:p>
        </text:list-item>
        <text:list-item>
          <text:p text:style-name="P2"><text:span text:style-name="T5">Physics </text:span><text:span text:style-name="T3">Short Answer </text:span><text:span text:style-name="T6">By name or number, indicate which of the following three statements regarding electromagnetic waves is or are TRUE.</text:span></text:p>
          <text:p text:style-name="P2"><text:span text:style-name="T5">1: </text:span><text:span text:style-name="T6">A linearly polarized sinusoidal plane electromagnetic wave moving in the x-direction is represented by the cross product of the y-component of the electric field and the z-component of the magnetic field.</text:span></text:p>
          <text:p text:style-name="P2"><text:span text:style-name="T5">2: </text:span><text:span text:style-name="T6">The amplitude of the magnetic field in a sinusoidal plane EM wave must be equal to c times the amplitude of the electric field.</text:span></text:p>
          <text:p text:style-name="P2"><text:span text:style-name="T5">3: </text:span><text:span text:style-name="T6">A wave obeys Ampere's law only if B = epsilon nought * mu nought * c * E.</text:span></text:p>
          <text:p text:style-name="P2"><text:span text:style-name="T6"><text:line-break/></text:span><text:span text:style-name="T5">ANSWER: '1 and 3'<text:line-break/></text:span></text:p>
        </text:list-item>
        <text:list-item>
          <text:p text:style-name="P2"><text:span text:style-name="T5">Earth and Space Science </text:span><text:span text:style-name="T3">Multiple Choice </text:span><text:span text:style-name="T6">What is the name for the effect that occurs when the gravitational gradient makes one side of an astronomical body always face another?</text:span></text:p>
          <text:list>
            <text:list-item>
              <text:list>
                <text:list-item>
                  <text:p text:style-name="P2"><text:span text:style-name="T6">Orbital resonance</text:span></text:p>
                </text:list-item>
                <text:list-item>
                  <text:p text:style-name="P2"><text:span text:style-name="T6">Sidereal motion</text:span></text:p>
                </text:list-item>
                <text:list-item>
                  <text:p text:style-name="P2"><text:span text:style-name="T6">Tidal locking</text:span></text:p>
                </text:list-item>
                <text:list-item>
                  <text:p text:style-name="P2"><text:span text:style-name="T6">Retrograde motion</text:span></text:p>
                </text:list-item>
              </text:list>
            </text:list-item>
          </text:list>
          <text:p text:style-name="P2"><text:span text:style-name="T6"><text:line-break/></text:span><text:span text:style-name="T5">ANSWER: Y) TIDAL LOCKING<text:line-break/></text:span></text:p>
        </text:list-item>
        <text:list-item>
          <text:p text:style-name="P2"><text:span text:style-name="T5">Energy </text:span><text:span text:style-name="T3">Short Answer </text:span><text:span text:style-name="T6">What is the name for the type of thermodynamic process that happens infinitely slowly? A process of this type will go through a sequence of states that are infinitesimally close to equilibrium.</text:span></text:p>
          <text:p text:style-name="P2"><text:span text:style-name="T6"/></text:p>
          <text:p text:style-name="P2"><text:span text:style-name="T5">ANSWER: QUASISTATIC PROCESS<text:line-break/></text:span></text:p>
        </text:list-item>
        <text:list-item>
          <text:p text:style-name="P2"><text:span text:style-name="T5">Mathematics </text:span><text:span text:style-name="T3">Short Answer </text:span><text:span text:style-name="T6">A sequence is recursively defined by a sub n = a sub n-1 + 2 a sub n-2, for n&gt;2. If a sub 1 = 0 and a sub 2 = 1, what is the value of a sub 7?</text:span></text:p>
          <text:p text:style-name="P2"><text:soft-page-break/><text:span text:style-name="T6"><text:line-break/></text:span><text:span text:style-name="T5">ANSWER: 11<text:line-break/></text:span></text:p>
        </text:list-item>
        <text:list-item>
          <text:p text:style-name="P2"><text:span text:style-name="T5">Biology </text:span><text:span text:style-name="T3">Short Answer </text:span><text:span text:style-name="T6">Order the following five layers of the secondary plant body from innermost layer to outermost layer; sapwood, secondary phloem, periderm, heartwood, vascular cambrium.<text:line-break/><text:line-break/></text:span><text:span text:style-name="T5">ANSWER: '4, 1, 5, 2, 3' OR 'Heartwood, Sapwood, Vascular cambrium, Secondary phloem, Periderm.'<text:line-break/></text:span></text:p>
        </text:list-item>
        <text:list-item>
          <text:p text:style-name="P2"><text:span text:style-name="T5">Chemistry </text:span><text:span text:style-name="T3">Short Answer </text:span><text:span text:style-name="T6">What is the name for the attractive interaction that results from the rapid fluctuations in the electron distribution in two neighboring molecules, acting between all molecules? This force is the only interaction between nonpolar molecules, and as such, causes octadecane to be a waxy solid whereas pentadecane is a viscous liquid.</text:span></text:p>
          <text:p text:style-name="P2"><text:span text:style-name="T6"><text:line-break/></text:span><text:span text:style-name="T5">ANSWER: LONDON INTERACTION<text:line-break/></text:span></text:p>
        </text:list-item>
        <text:list-item>
          <text:p text:style-name="P2"><text:span text:style-name="T5">Physics </text:span><text:span text:style-name="T3">Multiple Choice </text:span><text:span text:style-name="T6">Which of the following statements is TRUE regarding fluid flow?</text:span></text:p>
          <text:list>
            <text:list-item>
              <text:list>
                <text:list-item>
                  <text:p text:style-name="P2"><text:span text:style-name="T6">A stream line is a curve tangent at each point to the velocity vector at that point.</text:span></text:p>
                </text:list-item>
                <text:list-item>
                  <text:p text:style-name="P2"><text:span text:style-name="T6">An ideal fluid can be compressed only if it is a gas.</text:span></text:p>
                </text:list-item>
                <text:list-item>
                  <text:p text:style-name="P2"><text:span text:style-name="T6">A flow line is calculated by finding the second derivative of volume with respect to time</text:span></text:p>
                </text:list-item>
                <text:list-item>
                  <text:p text:style-name="P2"><text:span text:style-name="T6">Bernoulli's equation relates the pressure p, flow speed v, and temperature t.</text:span></text:p>
                </text:list-item>
              </text:list>
            </text:list-item>
          </text:list>
          <text:p text:style-name="P2"><text:span text:style-name="T6"><text:line-break/></text:span><text:span text:style-name="T5">ANSWER: W<text:line-break/></text:span></text:p>
        </text:list-item>
        <text:list-item>
          <text:p text:style-name="P2"><text:span text:style-name="T5">Earth and Space Science </text:span><text:span text:style-name="T3">Short Answer </text:span><text:span text:style-name="T6">By name or number, indicate which of the following five rocks is higher than diorite on Bowen's reaction series.</text:span></text:p>
          <text:p text:style-name="P2"><text:span text:style-name="T5">1: </text:span><text:span text:style-name="T6">Gabbro</text:span></text:p>
          <text:p text:style-name="P2"><text:span text:style-name="T5">2: </text:span><text:span text:style-name="T6">Olivine</text:span></text:p>
          <text:p text:style-name="P2"><text:span text:style-name="T5">3: </text:span><text:span text:style-name="T6">Granite</text:span></text:p>
          <text:p text:style-name="P2"><text:span text:style-name="T5">4: </text:span><text:span text:style-name="T6">Pyroxene</text:span></text:p>
          <text:p text:style-name="P2"><text:span text:style-name="T5">5: </text:span><text:span text:style-name="T6">Rhyolite<text:line-break/></text:span><text:span text:style-name="T5"><text:line-break/>ANSWER: '1, 2, 4'</text:span><text:span text:style-name="T6"><text:line-break/></text:span></text:p>
        </text:list-item>
        <text:list-item>
          <text:p text:style-name="P2"><text:span text:style-name="T5">Energy </text:span><text:span text:style-name="T3">Short Answer </text:span><text:span text:style-name="T6">Examples of this type of property include vapor quality and viscosity. This type of property is defined as a physical property of a system that does not depend on the system size or the amount of material in the system, and is thus scale invariant. </text:span></text:p>
          <text:p text:style-name="P2"><text:span text:style-name="T6"/></text:p>
          <text:p text:style-name="P2"><text:span text:style-name="T5">ANSWER: INTENSIVE PROPERTY<text:line-break/></text:span></text:p>
        </text:list-item>
        <text:list-item>
          <text:p text:style-name="P2"><text:span text:style-name="T5">Mathematics </text:span><text:span text:style-name="T3">Short Answer </text:span><text:span text:style-name="T6">The radius and height of a right circular cylinder are equal. If the volume is 1/pi^2, what is the diameter of the cylinder?</text:span></text:p>
          <text:p text:style-name="P2"><text:span text:style-name="T6"/></text:p>
          <text:p text:style-name="P2"><text:span text:style-name="T5">ANSWER: 2/pi<text:line-break/></text:span></text:p>
        </text:list-item>
        <text:list-item>
          <text:p text:style-name="P2"><text:span text:style-name="T5">Biology </text:span><text:span text:style-name="T3">Short Answer </text:span><text:span text:style-name="T6">Indicate which of the following three statements regarding Mendel's law of independent assortment is or are TRUE.</text:span><text:span text:style-name="T5"><text:line-break/>1: </text:span><text:span text:style-name="T6">Mendel's second law states that each pair of alleles segregates independently of each other </text:span><text:soft-page-break/><text:span text:style-name="T6">pair of alleles during gamete formation.</text:span></text:p>
          <text:p text:style-name="P2"><text:span text:style-name="T5">2: </text:span><text:span text:style-name="T6">By the hypothesis of dependent assortment, dihybrid crosses will result in a 9:3:3:1 phenotypic ratio.</text:span></text:p>
          <text:p text:style-name="P2"><text:span text:style-name="T5">3: </text:span><text:span text:style-name="T6">The law of independent assortment applies only to genes located on the same chromosomes.</text:span></text:p>
          <text:p text:style-name="P2"><text:span text:style-name="T6"><text:line-break/></text:span><text:span text:style-name="T5">ANSWER: '1 only'<text:line-break/></text:span></text:p>
        </text:list-item>
        <text:list-item>
          <text:p text:style-name="P2"><text:span text:style-name="T5">Chemistry </text:span><text:span text:style-name="T3">Multiple Choice </text:span><text:span text:style-name="T6">For which of the following types of acids is the statement “the greater the oxidation number of the central atom, the stronger the acid” and the statement “the greater the electronegativity of the central atom, the stronger the acid” true?</text:span></text:p>
          <text:list>
            <text:list-item>
              <text:list>
                <text:list-item>
                  <text:p text:style-name="P2"><text:span text:style-name="T6">Binary acid</text:span></text:p>
                </text:list-item>
                <text:list-item>
                  <text:p text:style-name="P2"><text:span text:style-name="T6">Oxoacid</text:span></text:p>
                </text:list-item>
                <text:list-item>
                  <text:p text:style-name="P2"><text:span text:style-name="T6">Carboxylic acid</text:span></text:p>
                </text:list-item>
                <text:list-item>
                  <text:p text:style-name="P2"><text:span text:style-name="T6">Carbonic acid</text:span></text:p>
                </text:list-item>
              </text:list>
            </text:list-item>
          </text:list>
          <text:p text:style-name="P2"><text:span text:style-name="T6"><text:line-break/></text:span><text:span text:style-name="T5">ANSWER: X) OXOACID<text:line-break/></text:span></text:p>
        </text:list-item>
        <text:list-item>
          <text:p text:style-name="P2"><text:span text:style-name="T5">Physics </text:span><text:span text:style-name="T3">Short Answer </text:span><text:span text:style-name="T6">If the semimajor axis of an elliptical orbit is quadrupled, by how much will its period increase, according to Kepler's third law for elliptical orbits?</text:span></text:p>
          <text:p text:style-name="P2"><text:span text:style-name="T6"><text:line-break/></text:span><text:span text:style-name="T5">ANSWER: 8 TIMES<text:line-break/></text:span></text:p>
        </text:list-item>
        <text:list-item>
          <text:p text:style-name="P2"><text:span text:style-name="T5">Earth and Space Science </text:span><text:span text:style-name="T3">Multiple Choice </text:span><text:span text:style-name="T6">Which of the following statements is FALSE regarding the Moon?</text:span></text:p>
          <text:list>
            <text:list-item>
              <text:list>
                <text:list-item>
                  <text:p text:style-name="P2"><text:span text:style-name="T6">The Moon is one half as bright at quarter phase than at full moon.</text:span></text:p>
                </text:list-item>
                <text:list-item>
                  <text:p text:style-name="P2"><text:span text:style-name="T6">The Moon is a differentiated body.</text:span></text:p>
                </text:list-item>
                <text:list-item>
                  <text:p text:style-name="P2"><text:span text:style-name="T6">The Moon is the second densest satellite in the Solar System after Io.</text:span></text:p>
                </text:list-item>
                <text:list-item>
                  <text:p text:style-name="P2"><text:span text:style-name="T6">The Moon is the largest moon in the solar system relative to its planet's size.</text:span></text:p>
                </text:list-item>
              </text:list>
            </text:list-item>
          </text:list>
          <text:p text:style-name="P2"><text:span text:style-name="T6"><text:line-break/></text:span><text:span text:style-name="T5">ANSWER: W</text:span></text:p>
          <text:p text:style-name="P2"><text:span text:style-name="T5"/></text:p>
        </text:list-item>
        <text:list-item>
          <text:p text:style-name="P2"><text:span text:style-name="T5">Energy </text:span><text:span text:style-name="T3">Short Answer </text:span><text:span text:style-name="T6">Which of the following three statements is or are TRUE regarding the Otto Cycle?</text:span></text:p>
          <text:p text:style-name="P2"><text:span text:style-name="T5">1: </text:span><text:span text:style-name="T6">It is constructed from a pair of adiabatic processes and a pair of isobaric processes.</text:span></text:p>
          <text:p text:style-name="P2"><text:span text:style-name="T5">2: </text:span><text:span text:style-name="T6">Process 3-4 in the Otto Cycle is the power stroke.</text:span></text:p>
          <text:p text:style-name="P2"><text:span text:style-name="T5">3: </text:span><text:span text:style-name="T6">In process 1-2, the piston moves from the crank end to the cover end.</text:span></text:p>
          <text:p text:style-name="P2"><text:span text:style-name="T6"><text:line-break/></text:span><text:span text:style-name="T5">ANSWER: '2 and 3' OR 'All but 1'<text:line-break/></text:span></text:p>
        </text:list-item>
        <text:list-item>
          <text:p text:style-name="P2"><text:span text:style-name="T5">Mathematics </text:span><text:span text:style-name="T3">Short Answer </text:span><text:span text:style-name="T6">If sin(theta) is .057, then what is sin(pi-theta)?</text:span></text:p>
          <text:p text:style-name="P2"><text:span text:style-name="T6"><text:line-break/></text:span><text:span text:style-name="T5">ANSWER: .057 <text:line-break/></text:span></text:p>
        </text:list-item>
        <text:list-item>
          <text:p text:style-name="P2"><text:span text:style-name="T5">Biology </text:span><text:span text:style-name="T3">Multiple Choice </text:span><text:span text:style-name="T6">Which of the following statements is FALSE regarding animal signals and communication?</text:span></text:p>
          <text:list>
            <text:list-item>
              <text:list>
                <text:list-item>
                  <text:p text:style-name="P2"><text:span text:style-name="T6">Fruit fly courtship begins with orienting, a form of identification.</text:span></text:p>
                </text:list-item>
                <text:list-item>
                  <text:p text:style-name="P2"><text:span text:style-name="T6">Honeybees communicate using the “round dance” and “waggle dance”</text:span></text:p>
                </text:list-item>
                <text:list-item>
                  <text:p text:style-name="P2"><text:span text:style-name="T6">In minnows, an alarm pheromone is released from an injured minnow's skin to scare away its predator.</text:span></text:p>
                </text:list-item>
                <text:list-item>
                  <text:p text:style-name="P2"><text:soft-page-break/><text:span text:style-name="T6">Habituation is present in birds and mammals when members of their species produce repeated calls with no real outcome, termed the “cry-wolf” effect.</text:span></text:p>
                </text:list-item>
              </text:list>
            </text:list-item>
          </text:list>
          <text:p text:style-name="P2"><text:span text:style-name="T6"><text:line-break/></text:span><text:span text:style-name="T5">ANSWER: Y<text:line-break/></text:span></text:p>
        </text:list-item>
        <text:list-item>
          <text:p text:style-name="P2"><text:span text:style-name="T5">Chemistry </text:span><text:span text:style-name="T3">Short Answer </text:span><text:span text:style-name="T6">By number, which of the following three statements regarding the direction of reactions is or are TRUE?</text:span></text:p>
          <text:p text:style-name="P2"><text:span text:style-name="T5">1: </text:span><text:span text:style-name="T6">Small equilibrium constants mean the equilibrium favors the reactants.</text:span></text:p>
          <text:p text:style-name="P4"><text:span text:style-name="T7">2:</text:span> In isothermal titration calorimetry, ΔG = -RTlnK<text:span text:style-name="T5">.</text:span></text:p>
          <text:p text:style-name="P2"><text:span text:style-name="T5">3: </text:span><text:span text:style-name="T6">The reaction quotient Q has the same form as for the expression for K, but the activities refer to any stage of the reaction.<text:line-break/><text:line-break/></text:span><text:span text:style-name="T5">ANSWER: '1, 2, and 3' OR 'All of them'<text:line-break/></text:span></text:p>
        </text:list-item>
        <text:list-item>
          <text:p text:style-name="P2"><text:span text:style-name="T5">Physics </text:span><text:span text:style-name="T3">Multiple Choice </text:span><text:span text:style-name="T6">Which of the following is characteristic of a closed end of a pipe or tube through which a standing sound wave is passed?</text:span></text:p>
          <text:list>
            <text:list-item>
              <text:p text:style-name="P2"><text:span text:style-name="T6">displacement node, pressure node</text:span></text:p>
            </text:list-item>
            <text:list-item>
              <text:p text:style-name="P2"><text:span text:style-name="T6">displacement node, pressure antinode</text:span></text:p>
            </text:list-item>
            <text:list-item>
              <text:p text:style-name="P2"><text:span text:style-name="T6">displacement antinode, pressure node</text:span></text:p>
            </text:list-item>
            <text:list-item>
              <text:p text:style-name="P2"><text:span text:style-name="T6">displacement antinode, pressure antinode</text:span></text:p>
            </text:list-item>
          </text:list>
          <text:p text:style-name="P2"><text:span text:style-name="T6"><text:line-break/></text:span><text:span text:style-name="T5">ANSWER: X) DISPLACEMENT NODE, PRESSURE ANTINODE</text:span></text:p>
          <text:p text:style-name="P2"><text:span text:style-name="T5"/></text:p>
        </text:list-item>
        <text:list-item>
          <text:p text:style-name="P2"><text:span text:style-name="T5">Earth and Space Science </text:span><text:span text:style-name="T3">Short Answer </text:span><text:span text:style-name="T6">This island consists of a highland plateau fringed by a lowland coastal strip on the east and is the world's fourth largest island. Its “plate” was once attached to the Gondwana supercontinent and has recently been predicted to have merged with the African Plate. Name this island off the coast of Africa which has a temperate highland tropical climate with dry winters.</text:span></text:p>
          <text:p text:style-name="P2"><text:span text:style-name="T6"><text:line-break/></text:span><text:span text:style-name="T5">ANSWER: MADAGASCAR<text:line-break/></text:span></text:p>
        </text:list-item>
        <text:list-item>
          <text:p text:style-name="P2"><text:span text:style-name="T5">Energy </text:span><text:span text:style-name="T3">Multiple Choice </text:span><text:span text:style-name="T6">What is the four-process cycle that converts heat into work that is used to generate about 90% of all electric power used throughout the world, in which heat is supplied externally to a closed loop, which usually uses water?</text:span></text:p>
          <text:list>
            <text:list-item>
              <text:list>
                <text:list-item>
                  <text:p text:style-name="P2"><text:span text:style-name="T6">Otto cycle</text:span></text:p>
                </text:list-item>
                <text:list-item>
                  <text:p text:style-name="P2"><text:span text:style-name="T6">Stirling cycle</text:span></text:p>
                </text:list-item>
                <text:list-item>
                  <text:p text:style-name="P2"><text:span text:style-name="T6">Rankine cycle</text:span></text:p>
                </text:list-item>
                <text:list-item>
                  <text:p text:style-name="P2"><text:span text:style-name="T6">Diesel cycle</text:span></text:p>
                </text:list-item>
              </text:list>
            </text:list-item>
          </text:list>
          <text:p text:style-name="P2"><text:span text:style-name="T6"><text:line-break/></text:span><text:span text:style-name="T5">ANSWER: Y) RANKINE CYCLE<text:line-break/></text:span></text:p>
        </text:list-item>
        <text:list-item>
          <text:p text:style-name="P2"><text:span text:style-name="T5">Mathematics </text:span><text:span text:style-name="T3">Short Answer </text:span><text:span text:style-name="T6">What is the first derivative with respect to y of the line with parametric equations x=(5+t)/7 and y=(7+t)/3?</text:span></text:p>
          <text:p text:style-name="P2"><text:span text:style-name="T6"><text:line-break/></text:span><text:span text:style-name="T5">ANSWER: 7/3<text:line-break/></text:span></text:p>
        </text:list-item>
        <text:list-item>
          <text:p text:style-name="P2"><text:span text:style-name="T5">Biology </text:span><text:span text:style-name="T3">Short Answer </text:span><text:span text:style-name="T6">Name this group of living primates that includes gibbons, orangutans, chimpanzees, humans, and apes that is found worldwide, known to have existed up to 45 million years ago.</text:span></text:p>
          <text:p text:style-name="P2"><text:soft-page-break/><text:span text:style-name="T6"><text:line-break/>ANSWER: ANTHROPOID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Kempster</meta:initial-creator>
    <meta:creation-date>2012-12-04T16:19:12.24</meta:creation-date>
    <dc:date>2012-12-04T21:52:45.19</dc:date>
    <dc:creator>Matt Kempster</dc:creator>
    <meta:editing-duration>PT03H42M17S</meta:editing-duration>
    <meta:editing-cycles>4</meta:editing-cycles>
    <meta:generator>OpenOffice.org/3.1$Win32 OpenOffice.org_project/310m19$Build-9420</meta:generator>
    <meta:document-statistic meta:table-count="0" meta:image-count="0" meta:object-count="0" meta:page-count="5" meta:paragraph-count="100" meta:word-count="1373" meta:character-count="8047"/>
  </office:meta>
</office:document-meta>
</file>